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Watchdog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dulerWatchdogFactory.SchedulerWatchdogFactory( TimeScheduler theTimeScheduler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rWatchdog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hedulerWatchdogFactory.getWatchdog( WatchdogTarget the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Watchdog.SchedulerWatchdog( WatchdogTarget the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rWatchdog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Watchdog.targetTriggered( String targe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